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619a" officeooo:paragraph-rsid="001d619a"/>
    </style:style>
    <style:style style:name="T1" style:family="text">
      <style:text-properties officeooo:rsid="001f48ed"/>
    </style:style>
    <style:style style:name="T2" style:family="text">
      <style:text-properties officeooo:rsid="001f4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idades externas: </text:p>
      <text:p text:style-name="P1"/>
      <text:p text:style-name="P1">Coisas: <text:span text:style-name="T1">Sistema, Informação, E-mail, Lista, Dados.</text:span></text:p>
      <text:p text:style-name="P1"/>
      <text:p text:style-name="P1">Ocorrências e eventos: <text:span text:style-name="T2">Erro, Mensagem. </text:span></text:p>
      <text:p text:style-name="P1"/>
      <text:p text:style-name="P1">Papeis: <text:span text:style-name="T2">Usuário, Vereador, Partido.</text:span></text:p>
      <text:p text:style-name="P1"/>
      <text:p text:style-name="P1">Unidades organizacionais: <text:span text:style-name="T2">Suporte, Departamento.</text:span></text:p>
      <text:p text:style-name="P1"/>
      <text:p text:style-name="P1">Locais: </text:p>
      <text:p text:style-name="P1"/>
      <text:p text:style-name="P1">Estrutur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20:32:18.186000000</meta:creation-date>
    <dc:date>2020-04-30T21:02:36.082000000</dc:date>
    <meta:editing-duration>PT9M6S</meta:editing-duration>
    <meta:editing-cycles>1</meta:editing-cycles>
    <meta:document-statistic meta:table-count="0" meta:image-count="0" meta:object-count="0" meta:page-count="1" meta:paragraph-count="7" meta:word-count="23" meta:character-count="211" meta:non-whitespace-character-count="191"/>
    <meta:generator>LibreOffice/6.0.3.2$Windows_X86_64 LibreOffice_project/8f48d515416608e3a835360314dac7e47fd0b821</meta:generator>
  </office:meta>
</office:document-meta>
</file>